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46000001B1B1B3DACE5DA1FDB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Futura Lt BT2" svg:font-family="'Futura Lt BT'" style:font-pitch="variable"/>
    <style:font-face style:name="Futura Lt BT1" svg:font-family="'Futura Lt BT'" style:font-adornments="Bold" style:font-pitch="variable"/>
    <style:font-face style:name="Futura Lt BT" svg:font-family="'Futura Lt BT'" style:font-adornments="Light" style:font-pitch="variable"/>
    <style:font-face style:name="Futura Md BT" svg:font-family="'Futura Md BT'" style:font-adornments="Bold" style:font-pitch="variable"/>
    <style:font-face style:name="Futura Md BT1" svg:font-family="'Futura Md BT'" style:font-adornments="Bold Italic" style:font-pitch="variable"/>
    <style:font-face style:name="Trebuchet MS" svg:font-family="'Trebuchet M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able_20_Contents">
      <style:paragraph-properties fo:text-align="end" style:justify-single-word="false"/>
      <style:text-properties fo:font-style="italic" fo:font-weight="bold" officeooo:rsid="0007eba3" officeooo:paragraph-rsid="0007eba3" style:font-style-asian="italic" style:font-weight-asian="bold" style:font-style-complex="italic" style:font-weight-complex="bold"/>
    </style:style>
    <style:style style:name="P2" style:family="paragraph" style:parent-style-name="Table_20_Contents">
      <style:text-properties style:font-name="Futura Lt BT2" fo:font-size="10pt" officeooo:rsid="0002e642" officeooo:paragraph-rsid="0002e642" style:font-size-asian="10pt" style:font-size-complex="10pt"/>
    </style:style>
    <style:style style:name="P3" style:family="paragraph" style:parent-style-name="Table_20_Contents">
      <style:paragraph-properties fo:text-align="center" style:justify-single-word="false"/>
      <style:text-properties style:font-name="Futura Lt BT2" fo:font-size="10pt" style:font-size-asian="10pt" style:font-size-complex="10pt"/>
    </style:style>
    <style:style style:name="P4" style:family="paragraph" style:parent-style-name="Footer">
      <style:paragraph-properties fo:margin-left="-0.0071in" fo:margin-right="0.0346in" fo:text-align="center" style:justify-single-word="false" fo:text-indent="0in" style:auto-text-indent="false">
        <style:tab-stops>
          <style:tab-stop style:position="0in"/>
          <style:tab-stop style:position="4.1339in" style:type="center"/>
          <style:tab-stop style:position="8.2681in" style:type="right"/>
        </style:tab-stops>
      </style:paragraph-properties>
      <style:text-properties style:font-name="Futura Lt BT2"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Text_20_body">
      <style:text-properties officeooo:rsid="00099011" officeooo:paragraph-rsid="00099011"/>
    </style:style>
    <style:style style:name="P6" style:family="paragraph" style:parent-style-name="Text_20_body">
      <style:text-properties officeooo:rsid="000b2aea" officeooo:paragraph-rsid="000b2aea"/>
    </style:style>
    <style:style style:name="P7" style:family="paragraph" style:parent-style-name="Text_20_body">
      <style:text-properties officeooo:rsid="000e6025" officeooo:paragraph-rsid="000e6025"/>
    </style:style>
    <style:style style:name="P8" style:family="paragraph" style:parent-style-name="Text_20_body">
      <style:text-properties officeooo:rsid="000f098b" officeooo:paragraph-rsid="000f098b"/>
    </style:style>
    <style:style style:name="P9" style:family="paragraph" style:parent-style-name="Footnote">
      <style:text-properties officeooo:rsid="00099011" officeooo:paragraph-rsid="00099011"/>
    </style:style>
    <style:style style:name="P10" style:family="paragraph" style:parent-style-name="Footnote">
      <style:text-properties officeooo:rsid="000b2aea" officeooo:paragraph-rsid="000b2aea"/>
    </style:style>
    <style:style style:name="P11" style:family="paragraph" style:parent-style-name="Footnote">
      <style:text-properties officeooo:rsid="000e6025" officeooo:paragraph-rsid="000e6025"/>
    </style:style>
    <style:style style:name="P12" style:family="paragraph" style:parent-style-name="Text_20_body" style:list-style-name="L1">
      <style:text-properties officeooo:rsid="00099011" officeooo:paragraph-rsid="0010fa30"/>
    </style:style>
    <style:style style:name="P13" style:family="paragraph" style:parent-style-name="Text_20_body" style:list-style-name="L2">
      <style:text-properties officeooo:rsid="000b2aea" officeooo:paragraph-rsid="000b2aea"/>
    </style:style>
    <style:style style:name="P14" style:family="paragraph" style:parent-style-name="Text_20_body">
      <style:text-properties officeooo:rsid="000b2aea" officeooo:paragraph-rsid="0010fa30"/>
    </style:style>
    <style:style style:name="P15" style:family="paragraph" style:parent-style-name="Text_20_body">
      <style:text-properties officeooo:rsid="000b2aea" officeooo:paragraph-rsid="0011e4a6"/>
    </style:style>
    <style:style style:name="P16" style:family="paragraph" style:parent-style-name="Text_20_body">
      <style:text-properties officeooo:rsid="000e6025" officeooo:paragraph-rsid="000f10ed"/>
    </style:style>
    <style:style style:name="P17" style:family="paragraph" style:parent-style-name="Text_20_body">
      <style:text-properties officeooo:rsid="000e6025" officeooo:paragraph-rsid="0010fa30"/>
    </style:style>
    <style:style style:name="P18" style:family="paragraph" style:parent-style-name="Text_20_body">
      <style:text-properties officeooo:rsid="0010fa30" officeooo:paragraph-rsid="0010fa30"/>
    </style:style>
    <style:style style:name="P19" style:family="paragraph" style:parent-style-name="Text_20_body">
      <style:text-properties officeooo:paragraph-rsid="000bf14e"/>
    </style:style>
    <style:style style:name="P20" style:family="paragraph" style:parent-style-name="Text_20_body">
      <style:text-properties officeooo:rsid="0007eba3" officeooo:paragraph-rsid="0010fa30"/>
    </style:style>
    <style:style style:name="P21" style:family="paragraph" style:parent-style-name="Text_20_body">
      <style:text-properties officeooo:rsid="0011e4a6" officeooo:paragraph-rsid="0011e4a6"/>
    </style:style>
    <style:style style:name="P22" style:family="paragraph" style:parent-style-name="Text_20_body">
      <style:text-properties officeooo:rsid="001375cc" officeooo:paragraph-rsid="001375cc"/>
    </style:style>
    <style:style style:name="P23" style:family="paragraph" style:parent-style-name="Text_20_body">
      <style:text-properties officeooo:rsid="0014a447" officeooo:paragraph-rsid="0014a447"/>
    </style:style>
    <style:style style:name="P24" style:family="paragraph" style:parent-style-name="Text_20_body">
      <style:text-properties officeooo:rsid="001505ab" officeooo:paragraph-rsid="001505ab"/>
    </style:style>
    <style:style style:name="P25" style:family="paragraph" style:parent-style-name="Text_20_body">
      <style:text-properties officeooo:paragraph-rsid="001505ab"/>
    </style:style>
    <style:style style:name="P26" style:family="paragraph" style:parent-style-name="Heading_20_1">
      <style:text-properties officeooo:rsid="0007eba3" officeooo:paragraph-rsid="0007eba3"/>
    </style:style>
    <style:style style:name="P27" style:family="paragraph" style:parent-style-name="Heading_20_2">
      <style:text-properties officeooo:rsid="000e6025" officeooo:paragraph-rsid="000e6025"/>
    </style:style>
    <style:style style:name="P28" style:family="paragraph" style:parent-style-name="Heading_20_2" style:list-style-name=""/>
    <style:style style:name="P29" style:family="paragraph" style:parent-style-name="Heading_20_2">
      <style:paragraph-properties fo:break-before="page"/>
    </style:style>
    <style:style style:name="P30" style:family="paragraph" style:parent-style-name="Preformatted_20_Text">
      <style:text-properties officeooo:rsid="000e6025" officeooo:paragraph-rsid="0010fa30"/>
    </style:style>
    <style:style style:name="P31" style:family="paragraph" style:parent-style-name="Preformatted_20_Text">
      <style:text-properties officeooo:paragraph-rsid="0010fa30"/>
    </style:style>
    <style:style style:name="P32" style:family="paragraph" style:parent-style-name="Preformatted_20_Text">
      <style:text-properties officeooo:paragraph-rsid="0011e4a6"/>
    </style:style>
    <style:style style:name="P33" style:family="paragraph" style:parent-style-name="Preformatted_20_Text">
      <style:text-properties officeooo:paragraph-rsid="001505ab"/>
    </style:style>
    <style:style style:name="P34" style:family="paragraph" style:parent-style-name="Footnote">
      <style:text-properties officeooo:rsid="00099011" officeooo:paragraph-rsid="00099011"/>
    </style:style>
    <style:style style:name="P35" style:family="paragraph" style:parent-style-name="Footnote">
      <style:text-properties officeooo:rsid="001505ab" officeooo:paragraph-rsid="001505ab"/>
    </style:style>
    <style:style style:name="T1" style:family="text">
      <style:text-properties officeooo:rsid="0006cc4f"/>
    </style:style>
    <style:style style:name="T2" style:family="text">
      <style:text-properties fo:font-weight="bold" style:font-name-asian="Bitstream Vera Sans" style:font-weight-asian="bold" style:font-name-complex="Bitstream Vera Sans" style:font-weight-complex="bold"/>
    </style:style>
    <style:style style:name="T3" style:family="text">
      <style:text-properties fo:font-weight="bold" style:font-weight-asian="bold" style:font-weight-complex="bold"/>
    </style:style>
    <style:style style:name="T4" style:family="text">
      <style:text-properties style:font-name-asian="Trebuchet MS" style:font-name-complex="Trebuchet MS"/>
    </style:style>
    <style:style style:name="T5" style:family="text">
      <style:text-properties officeooo:rsid="0027bafd" style:font-name-asian="Trebuchet MS" style:font-name-complex="Trebuchet MS"/>
    </style:style>
    <style:style style:name="T6" style:family="text">
      <style:text-properties officeooo:rsid="00099011"/>
    </style:style>
    <style:style style:name="T7" style:family="text">
      <style:text-properties fo:font-style="italic" style:font-style-asian="italic" style:font-style-complex="italic"/>
    </style:style>
    <style:style style:name="T8" style:family="text">
      <style:text-properties fo:font-style="italic" officeooo:rsid="000f10ed" style:font-style-asian="italic" style:font-style-complex="italic"/>
    </style:style>
    <style:style style:name="T9" style:family="text">
      <style:text-properties fo:font-style="italic" officeooo:rsid="000bf14e" style:font-style-asian="italic" style:font-style-complex="italic"/>
    </style:style>
    <style:style style:name="T10" style:family="text">
      <style:text-properties fo:font-style="italic" officeooo:rsid="001505ab"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officeooo:rsid="0010fa30"/>
    </style:style>
    <style:style style:name="T13" style:family="text">
      <style:text-properties officeooo:rsid="000bf14e"/>
    </style:style>
    <style:style style:name="T14" style:family="text">
      <style:text-properties officeooo:rsid="0011e4a6"/>
    </style:style>
    <style:style style:name="T15" style:family="text">
      <style:text-properties fo:font-style="normal" style:font-style-asian="normal" style:font-style-complex="normal"/>
    </style:style>
    <style:style style:name="T16" style:family="text">
      <style:text-properties officeooo:rsid="001505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P18">This sets of exercises correspond to the <text:span text:style-name="T3">PostgreSQL &amp; Java High Performance Tutorial</text:span>. They are aimed to help the attendee learn some PostgreSQL and JDBC best practices, have hands-on experience with writing database code, and analyze the performance difference of some of the techniques available to reading and writing data from/to the database.</text:p>
      <text:p text:style-name="P5">To simulate a real-world workload, a <text:span text:style-name="T12">real, external</text:span> dataset will be used. The dataset is a subset of the bike trips performed under the ride-sharing bike program in New York city (Citibike). Data is available for download<text:note text:id="ftn4" text:note-class="footnote"><text:note-citation>1</text:note-citation><text:note-body><text:p text:style-name="P9"><text:a xlink:type="simple" xlink:href="https://www.citibikenyc.com/system-data" text:style-name="Internet_20_link" text:visited-style-name="Visited_20_Internet_20_Link">https://www.citibikenyc.com/system-data</text:a></text:p></text:note-body></text:note>, but this is not needed, as data is already included in the repository containing the exercises.</text:p>
      <text:p text:style-name="P5">Together with this manual you should get the source code of a Maven project containing infrastructure code, the data and the basic code for the exercises. You should be able to import the project into any IDE that supports Maven, or compile and run it from the command line.</text:p>
      <text:p text:style-name="P6">The project is structured into the following Maven modules:</text:p>
      <text:list xml:id="list1719288760" text:style-name="L2">
        <text:list-item>
          <text:p text:style-name="P13"><text:span text:style-name="T7">Parent</text:span>. Parent project, contains no code, can be largely ignored.</text:p>
        </text:list-item>
        <text:list-item>
          <text:p text:style-name="P13"><text:span text:style-name="T7">Common</text:span>. This contains common code, that is used or can be used to build the solutions to the exercises.</text:p>
        </text:list-item>
        <text:list-item>
          <text:p text:style-name="P13"><text:span text:style-name="T7">Exercises</text:span>. The base code which needs to be completed (look for “TODO”) to perform the exercises. <text:span text:style-name="T14">There are two main packages, one for the SELECT exercises, and another one for the INSERT exercises.</text:span></text:p>
        </text:list-item>
        <text:list-item>
          <text:p text:style-name="P13"><text:span text:style-name="T7">Solutions</text:span>. When the full source code with solutions is provided.</text:p>
        </text:list-item>
      </text:list>
      <text:p text:style-name="P6"/>
      <text:p text:style-name="P6">Th<text:span text:style-name="T12">e</text:span> exercises are buil<text:span text:style-name="T12">t</text:span> <text:span text:style-name="T12">around</text:span> JMH<text:note text:id="ftn5" text:note-class="footnote"><text:note-citation>2</text:note-citation><text:note-body><text:p text:style-name="P10"><text:a xlink:type="simple" xlink:href="http://openjdk.java.net/projects/code-tools/jmh/" text:style-name="Internet_20_link" text:visited-style-name="Visited_20_Internet_20_Link">http://openjdk.java.net/projects/code-tools/jmh/</text:a></text:p></text:note-body></text:note>, which is used to measure the performance of the different operations. Even <text:span text:style-name="T14">though </text:span>knowledge of JMH is not a pre-requisite, some familiarity may be helpful. In <text:span text:style-name="T14">brief</text:span>, JMH is used in this code to run several iterations and forks of a given code to benchmark (methods annotated with <text:span text:style-name="T7">@Benchmark</text:span> annotation), and report the average execution time and variance. Some methods receive Objects that are annotated with <text:span text:style-name="T7">@State </text:span>annotations, and they may include public fields with <text:span text:style-name="T7">@Param</text:span> annotations, that are used to re-run the given tests with different values of a given parameters, to test it under different conditions.</text:p>
      <text:p text:style-name="P6">To run the examples, you have a Main method, that will be referenced to in the Manifest of the generated “uber” jar file. Clean and generate uber jar:</text:p>
      <text:p text:style-name="Preformatted_20_Text">mvn clean package</text:p>
      <text:p text:style-name="P6">Run a given test (check the test names in Main.Benchmarks enum:</text:p>
      <text:p text:style-name="Preformatted_20_Text">java -jar exercises/target/exercises.jar &lt;testName&gt;</text:p>
      <text:p text:style-name="P19"><text:soft-page-break/><text:span text:style-name="T13">There are some helper classes in the </text:span><text:span text:style-name="T9">common</text:span><text:span text:style-name="T13"> module, which you are welcome to use in your implementations. For instance, methods in the </text:span><text:span text:style-name="T9">Data2Csv</text:span><text:span text:style-name="T13"> may be helpful to help build the CSV strings that may be required in the exercises.</text:span></text:p>
      <text:p text:style-name="P7">Please note that the Main method is built using the <text:span text:style-name="T7">MainUtil</text:span> class in the <text:span text:style-name="T7">common</text:span> module. You may want to edit this class to change to <text:span text:style-name="T7">VerboseMode.NORMAL</text:span> the jmh run if your code experiences failures (exceptions) that you may want to see. You may also set <text:span text:style-name="T7">.fork(0)</text:span> if you need to debug the code –otherwise jmh will launch separate JVMs for the tests and IDEs will be confused with the debugging.</text:p>
      <text:h text:style-name="Heading_20_1" text:outline-level="1">Exer<text:span text:style-name="T12">c</text:span>ises</text:h>
      <text:h text:style-name="P27" text:outline-level="2">Exercise 0</text:h>
      <text:p text:style-name="P7">Familiarize yourself with the project. Import in the IDE, build with maven and try to run the excercises (since they are empty, they will run very fast).</text:p>
      <text:p text:style-name="P16">Briefly study the <text:span text:style-name="T7">common</text:span> module and its classes, and in particular the table structure (<text:span text:style-name="T7">trips.sql</text:span>, under <text:span text:style-name="T11">resources</text:span>) and the data (also under resources). Please note that for the exercises a smaller subset of the data is used (1,000 rows). If you want to use the full dataset (around 750K rows) edit <text:span text:style-name="T8">InsertsState</text:span> file and use constant <text:span text:style-name="T7">PRODUCTION_CSV_FILE_DATA</text:span> instead of <text:span text:style-name="T7">TESTING_CSV_FILE_DATA</text:span>. Study how data is parsed from the CSV files, transformed into POJOs.</text:p>
      <text:p text:style-name="P17">Finally, create the user and database that will be used throughout the exercises. You may find trivial code to do so in the <text:span text:style-name="T7">ddl/setup.sql</text:span> file (outside of the Maven project). If you change the parameters (database, user, password, etc) or if you need further connection adjustments, make sure to review the connection properties file, located in the <text:span text:style-name="T7">common</text:span> module under <text:span text:style-name="T7">resources/dbconnection.properties</text:span>.</text:p>
      <text:h text:style-name="P28" text:outline-level="2"/>
      <text:h text:style-name="P29" text:outline-level="2">Block #1: Select exercises</text:h>
      <text:p text:style-name="P21">Querying data is one of the most important tasks, typically, of a program interacting with a database. PostgreSQL’s data type richness provides the application developer with a great choice but how do they perform? Are there any considerations we might want to make before blindly using all these features, or doing so without any further considerations? These questions will be tackled with the exercises in this section.</text:p>
      <text:p text:style-name="P22">Prior to executing the exercises, you need to load the data. It is provided in the <text:span text:style-name="T7">common</text:span> module in the <text:span text:style-name="T7">resources/trips.copy.bz2</text:span> file. You may load the data with a command similar to:</text:p>
      <text:p text:style-name="Preformatted_20_Text">bunzip2 -dc common/src/main/resources/trips.copy.bz2 |psql pgjava</text:p>
      <text:p text:style-name="P15"><text:span text:style-name="T14">There are three provided exercises in this section. To r</text:span>un all the exercises <text:span text:style-name="T14">run the following command, although you can run each exercise individually:</text:span></text:p>
      <text:p text:style-name="Preformatted_20_Text">for i in BasicTypesSelect JsonSelect ArraysSelect</text:p>
      <text:p text:style-name="P32"><text:tab/>do java -jar <text:span text:style-name="T14">exercises</text:span>/target/<text:span text:style-name="T14">exercises</text:span>.jar $i</text:p>
      <text:p text:style-name="P33">done</text:p>
      <text:h text:style-name="Heading_20_3" text:outline-level="3">Exercise 1: basic data types</text:h>
      <text:p text:style-name="P22">This is a very simple exercise. The goal is to use it as a baseline to compare the performance of the next ones.</text:p>
      <text:p text:style-name="P22">Query the trips table, including all the columns. Now use a JHM BlackHole: a sink where data can be sent, avoiding the JVM to optimize away otherwise-unused variables. Fech every column with the appropriate getXXX() methods from the ResultSet, to simulate a real use case, and throw them to the BlackHole.</text:p>
      <text:h text:style-name="Heading_20_3" text:outline-level="3">Exercise 2: JSON</text:h>
      <text:p text:style-name="P22"><text:span text:style-name="T7">json</text:span> and <text:span text:style-name="T7">jsonb</text:span><text:span text:style-name="T15"> are two shiny datatypes provided with PostgreSQL (specially the second one, even though this is not relevant to this exercise). However, it is not always obvious to understand the impact of processing json client side, and how it impacts, if any, the database performance when retrieveing it. This is the goal of this exercise.</text:span></text:p>
      <text:p text:style-name="P22"><text:span text:style-name="T15">There are two benchmarks to program in this exercise. Both require to execute the same query, one that would return all fields in the </text:span><text:span text:style-name="T7">trips</text:span><text:span text:style-name="T15"> table as a JSON, for every row. The first one asks you to read this JSON as a String, get it from the ResultSet, and consume it in the BlackHole. Is there any performance difference compared to exercise 1? If so, this could be an indication of the cost PostgreSQL incurrs in dynamically generating this JSON.</text:span></text:p>
      <text:p text:style-name="P22"><text:span text:style-name="T15">The second benchmark involves actualling parsing the JSON client side. For this, we will use Google’s Gson, supposedly one of the fastest JSON libraries for Java. Typically a Gson() object can be constructed simply as </text:span><text:span text:style-name="T7">new Gson()</text:span><text:span text:style-name="T15">, but in this case it is recommended to use the helper method in </text:span><text:span text:style-name="T7">GsonUtil</text:span><text:span text:style-name="T15">, as some data type conversion requires specific adapters (and this is also an important take-away from this exercise: some data types require specific conversions, when coming/going to the database).</text:span></text:p>
      <text:p text:style-name="P22"><text:soft-page-break/><text:span text:style-name="T15">Is there any significant impact compared to the first benchmark? Is JSON parsing fast, compared to data retrieval?</text:span></text:p>
      <text:h text:style-name="Heading_20_3" text:outline-level="3">Exercise 3: Arrrays</text:h>
      <text:p text:style-name="P23">PostgreSQL perfectly supports arrays, even multi-dimensional ones. However, it is said they may cause a performance difference when using them. We will try to prove or disprove this here.</text:p>
      <text:p text:style-name="P23">Similarly to the previous exercise, there are two benchmarks to code. The first one will also be a baseline to the second one. It consists of running an aggregate query that will return in a single row a concatenated string of all the rows of some of the columns of the trips table. This is effectively a CSV text, and we will use it as a baseline against an equivalent array. The query is provided for you. Write the code to execute it, get the individual columns from the ResultSet (should have only one row) and throw them to the BlackHole.</text:p>
      <text:p text:style-name="P23">The second benchmark uses another query (also provided) that returns instead of a CSV text an Array of a SQL data type, depending on the column. Execute the query, process the returned row and, for every column, get the SQL Array, unwrap it into a Java array and then throw it to the BlackHole. Is there any performance difference against the CSV version? May arrays impact performance? If so, do you have any clue of why this may happen?</text:p>
      <text:h text:style-name="Heading_20_3" text:outline-level="3">Exercise 4 (optional, solution not provided)</text:h>
      <text:p text:style-name="P23">Strictly speaking, the connection time is being included in the results for the tests. <text:span text:style-name="T16">Hopefully, you are connecting to a database in localhost and results are not significantly different than what it should. Indeed, typically any of these queries may indeed involve a new connection, so it is not unrealistic.</text:span></text:p>
      <text:p text:style-name="P24">However, if may connections are attempted anyone should be using a connection pool. Some system-wide connection pools are available, like PgBouncer, but in Java also specific connection poolers can be used.</text:p>
      <text:p text:style-name="P24">This optional exercise suggests to edit the necessary code to return the connections from a pool managed by Hikari<text:note text:id="ftn0" text:note-class="footnote"><text:note-citation>3</text:note-citation><text:note-body><text:p text:style-name="P35"><text:a xlink:type="simple" xlink:href="https://github.com/brettwooldridge/HikariCP" text:style-name="Internet_20_link" text:visited-style-name="Visited_20_Internet_20_Link">https://github.com/brettwooldridge/HikariCP</text:a></text:p></text:note-body></text:note>.</text:p>
      <text:h text:style-name="Heading_20_3" text:outline-level="3">Exercise 5 (optional, solution not provided)</text:h>
      <text:p text:style-name="P25"><text:span text:style-name="T16">When performing queries of very large resultsets, out-of-memory exceptions may be thrown, as the driver may try to fetch all data into memory at once. This can be avoided with the use of the connection parameter </text:span><text:span text:style-name="T10">fetchSize</text:span><text:span text:style-name="T16">. Modify the code to get the </text:span><text:span text:style-name="T10">Properties</text:span><text:span text:style-name="T16"> used to setup the connection and add the </text:span><text:span text:style-name="T10">fetchSize</text:span><text:span text:style-name="T16"> before opening the connection. Test the results.</text:span></text:p>
      <text:h text:style-name="P28" text:outline-level="2"/>
      <text:h text:style-name="P29" text:outline-level="2">Block #2: Insert exercises</text:h>
      <text:p text:style-name="P20">The aim of this set of exercises is <text:span text:style-name="T6">to measure the INSERT performance using different techniques available in PostgreSQL:</text:span></text:p>
      <text:list xml:id="list1790945545" text:style-name="L1">
        <text:list-item>
          <text:p text:style-name="P12">Statements (dynamically generated Strings<text:note text:id="ftn1" text:note-class="footnote"><text:note-citation>4</text:note-citation><text:note-body><text:p text:style-name="P9">Please don’t forget that dynamic statements are subject to potentially SQL Injection!</text:p></text:note-body></text:note>). </text:p>
        </text:list-item>
        <text:list-item>
          <text:p text:style-name="P12">Multi-valued INSERT statements<text:note text:id="ftn2" text:note-class="footnote"><text:note-citation>5</text:note-citation><text:note-body><text:p text:style-name="P9">See <text:a xlink:type="simple" xlink:href="https://www.postgresql.org/docs/current/static/sql-insert.html" text:style-name="Internet_20_link" text:visited-style-name="Visited_20_Internet_20_Link">https://www.postgresql.org/docs/current/static/sql-insert.html</text:a> under the text “<text:span text:style-name="T7">To insert multiple rows using the multirow VALUES syntax</text:span>”.</text:p></text:note-body></text:note>.</text:p>
        </text:list-item>
        <text:list-item>
          <text:p text:style-name="P12">PreparedStatements.</text:p>
        </text:list-item>
        <text:list-item>
          <text:p text:style-name="P12">PostgreSQL COPY<text:note text:id="ftn3" text:note-class="footnote"><text:note-citation>6</text:note-citation><text:note-body><text:p text:style-name="P9"><text:a xlink:type="simple" xlink:href="https://www.postgresql.org/docs/current/static/sql-copy.html" text:style-name="Internet_20_link" text:visited-style-name="Visited_20_Internet_20_Link">https://www.postgresql.org/docs/current/static/sql-copy.html</text:a></text:p></text:note-body></text:note> interface.</text:p>
        </text:list-item>
      </text:list>
      <text:p text:style-name="P16">Please note that loading the data is not cheap. Thus avoid including the data loading into the benchmarks. In principle this is already prepared for you in the <text:span text:style-name="T8">InsertsState</text:span> jmh-annotated class, but keep it in mind to avoid re-loading it.</text:p>
      <text:p text:style-name="P14"><text:span text:style-name="T12">To r</text:span>un all the exercises:</text:p>
      <text:p text:style-name="P31">for i in StatementInserts PreparedInserts BatchedInserts Copy</text:p>
      <text:p text:style-name="P31"><text:tab/>do java -jar exercises/target/exercises.jar $i</text:p>
      <text:p text:style-name="P30">done</text:p>
      <text:h text:style-name="Heading_20_3" text:outline-level="3">Ex<text:span text:style-name="T14">er</text:span>cise 1</text:h>
      <text:p text:style-name="P7">The goal is to load the data into PostgreSQL using <text:span text:style-name="T7">Statement</text:span> (not <text:span text:style-name="T7">PreparedStatement</text:span>), that is, a String that contains the full “<text:span text:style-name="T7">INSERT INTO … VALUES (….)</text:span>” String. You will need to process the collection of BikeTrip provided, and transform that into the valid SQL String, and execute it against the connection.</text:p>
      <text:p text:style-name="P7">Please note that regardless of performance, this approach is dangerous since dynamically-generated SQL statements may be subject from SQL Injection attacks<text:note text:id="ftn6" text:note-class="footnote"><text:note-citation>7</text:note-citation><text:note-body><text:p text:style-name="P11"><text:a xlink:type="simple" xlink:href="https://en.wikipedia.org/wiki/SQL_injection" text:style-name="Internet_20_link" text:visited-style-name="Visited_20_Internet_20_Link">https://en.wikipedia.org/wiki/SQL_injection</text:a></text:p></text:note-body></text:note>!</text:p>
      <text:p text:style-name="P7">There is another part of the exercise, under method <text:span text:style-name="T7">statementMultiInserts()</text:span>. PostgreSQL supports multi-valued INSERTs, and the goal is to use them to batch values. The generated SQL should look like “<text:span text:style-name="T7">INSERT INTO … VALUES (… first row …), (…. second row ….), ...</text:span>”. Please note that parameters are used here from jmh to support different number of values per multi-valued insert. It is injected into the method via the <text:span text:style-name="T7">batchState</text:span> argument.</text:p>
      <text:p text:style-name="P7">What is the performance? Any significant difference when using multi-valued INSERTs? Is the batchSize relevant?</text:p>
      <text:h text:style-name="Heading_20_3" text:outline-level="3">Exercise 2</text:h>
      <text:p text:style-name="P8">This exercise is similar to the first part of the previous exercise. Instead of <text:span text:style-name="T7">Statement</text:span>, use a <text:span text:style-name="T7">PreparedStatement</text:span> for inserting data. A prepared statement is planned (pre-parsed, planned) by <text:soft-page-break/>the database and should lead to a more efficient insertion. It is also SQL injection-free, as parameters are specified in the query as question marks (“?”) and then specific methods like <text:span text:style-name="T7">setInt()</text:span> are used to set the values of a given positional parameter, making it type-safe.</text:p>
      <text:p text:style-name="P8">While a multi-valued insertion with PreparedStatements is also possible, it is a bit more complicated in this case, being parameters positional. It is left as an extra exercise, to also perform inserts in this way.</text:p>
      <text:p text:style-name="P8">What is the performance with PreparedStatement vs Statement?</text:p>
      <text:h text:style-name="Heading_20_3" text:outline-level="3">Exercise 3</text:h>
      <text:p text:style-name="P8">JDBC also supports a batching interface, to execute several statements together, atomically, in a batch. Similarly to multi-valued inserts, this should provide a performance advantage, since less transactions are created, which in turn means less flushes to disk of the WAL records and so on.</text:p>
      <text:p text:style-name="P8">Use PreparedStatements to do this exercise. The batch size is also injected as a parameter to the method.</text:p>
      <text:p text:style-name="P8">What is the performance vs single-row prepared insertions, and vs multi-valued inserts?</text:p>
      <text:h text:style-name="Heading_20_3" text:outline-level="3">Exercise 4</text:h>
      <text:p text:style-name="P8">PostgreSQL’s COPY interface is a high-performance method to ingest/export data to/from the database, and the JDBC driver supports it. The aim of this exercise is to perform the data insertion following this interface. You will need to obtain a <text:span text:style-name="T7">CopyManager</text:span> instance from the connection, since COPY is not part of the official JDBC Spec.</text:p>
      <text:p text:style-name="P8">Use the text version of COPY (i.e., it is suggested to generate a String, that could be consumed by a Reader of the copyIn method), since binary version requires deeper knowledge of the exact binary format of PostgreSQL’s datatypes.</text:p>
      <text:p text:style-name="P8">To avoid serializating large Strings, abide to the batch size injected to the method, and perform copys of that batch size number of items.</text:p>
      <text:p text:style-name="P8">Please note that COPY interface requires, at the protocol level, some exchange of messages to change the “subprotocol mode”, and as such may have some startup latency.</text:p>
      <text:p text:style-name="P8">What is the performance of the COPY interface, compared to all the previous ones?</text:p>
      <text:h text:style-name="Heading_20_3" text:outline-level="3">Excerise 5 (optional, solution not provided)</text:h>
      <text:p text:style-name="P8">It is not difficult to realize that the data design is not normalized. Data is imported almost as-is, as it comes from the CSV file (only the duration field, completely redundant, is excluded). However, the base stations could be normalized into a separate table. Also the users could be normalized into a relational table.</text:p>
      <text:p text:style-name="P8">Re-write the examples (might involve methods in the <text:span text:style-name="T7">common</text:span> module) to insert the data into these tables. Caching of base stations and users in-memory may be a nice addition, too. Consider using “<text:span text:style-name="T7">upsert</text:span>” (<text:span text:style-name="T7">INSERT… ON CONFLICT …</text:span>).</text:p>
      <text:p text:style-name="P8"><text:soft-page-break/>Given that this normalization will involve less data sent and inserted into the database, how much the insert performance changes? From an insert-only perspective, is this worth? So, how much does it affects performance the data volu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Futura Lt BT2" svg:font-family="'Futura Lt BT'" style:font-pitch="variable"/>
    <style:font-face style:name="Futura Lt BT1" svg:font-family="'Futura Lt BT'" style:font-adornments="Bold" style:font-pitch="variable"/>
    <style:font-face style:name="Futura Lt BT" svg:font-family="'Futura Lt BT'" style:font-adornments="Light" style:font-pitch="variable"/>
    <style:font-face style:name="Futura Md BT" svg:font-family="'Futura Md BT'" style:font-adornments="Bold" style:font-pitch="variable"/>
    <style:font-face style:name="Futura Md BT1" svg:font-family="'Futura Md BT'" style:font-adornments="Bold Italic" style:font-pitch="variable"/>
    <style:font-face style:name="Trebuchet MS" svg:font-family="'Trebuchet M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utura Lt BT" fo:font-family="'Futura Lt BT'" style:font-style-name="Light"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text-align="justify" style:justify-single-word="false" fo:orphans="2" fo:widows="2" style:page-number="auto" style:writing-mode="pag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loext:graphic-properties draw:fill="none" draw:fill-color="#729fcf"/>
      <style:paragraph-properties fo:background-color="transparent"/>
      <style:text-properties style:font-name="Futura Md BT" fo:font-family="'Futura Md BT'" style:font-style-name="Bold" style:font-pitch="variable"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loext:graphic-properties draw:fill="none" draw:fill-color="#729fcf"/>
      <style:paragraph-properties fo:background-color="transparent" text:number-lines="false" text:line-number="0">
        <style:tab-stops>
          <style:tab-stop style:position="3.3465in" style:type="center"/>
          <style:tab-stop style:position="6.6929in" style:type="right"/>
        </style:tab-stops>
      </style:paragraph-properties>
      <style:text-properties style:font-size-asian="10.5pt"/>
    </style:style>
    <style:style style:name="Heading_20_2" style:display-name="Heading 2" style:family="paragraph" style:parent-style-name="Heading" style:next-style-name="Text_20_body" style:default-outline-level="2" style:class="text">
      <style:text-properties style:font-name="Futura Md BT1" fo:font-family="'Futura Md BT'" style:font-style-name="Bold Italic" style:font-pitch="variable"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Futura Lt BT1" fo:font-family="'Futura Lt BT'" style:font-style-name="Bold"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in" fo:margin-bottom="0.1598in" loext:contextual-spacing="true" style:page-number="auto" style:writing-mode="pag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3.4674in" fo:margin-left="3.2306in" table:align="left"/>
    </style:style>
    <style:style style:name="Table2.A" style:family="table-column">
      <style:table-column-properties style:column-width="3.4674in"/>
    </style:style>
    <style:style style:name="Table2.A1" style:family="table-cell">
      <style:table-cell-properties fo:padding="0.0382in" fo:border-left="none" fo:border-right="none" fo:border-top="none" fo:border-bottom="0.05pt solid #000000"/>
    </style:style>
    <style:style style:name="Table1" style:family="table">
      <style:table-properties style:width="6.6431in" fo:margin-left="0.0535in" fo:margin-top="0.15in" fo:margin-bottom="0in" table:align="left"/>
    </style:style>
    <style:style style:name="Table1.A" style:family="table-column">
      <style:table-column-properties style:column-width="3.6979in"/>
    </style:style>
    <style:style style:name="Table1.B" style:family="table-column">
      <style:table-column-properties style:column-width="2.1278in"/>
    </style:style>
    <style:style style:name="Table1.C" style:family="table-column">
      <style:table-column-properties style:column-width="0.8174in"/>
    </style:style>
    <style:style style:name="Table1.A1" style:family="table-cell">
      <style:table-cell-properties fo:background-color="transparent" fo:padding="0.0382in" fo:border-left="none" fo:border-right="none" fo:border-top="0.05pt solid #000000" fo:border-bottom="none">
        <style:background-image/>
      </style:table-cell-properties>
    </style:style>
    <style:style style:name="Table1.B1" style:family="table-cell">
      <style:table-cell-properties fo:padding="0.0382in" fo:border-left="none" fo:border-right="none" fo:border-top="0.05pt solid #000000" fo:border-bottom="none"/>
    </style:style>
    <style:style style:name="Table1.C1" style:family="table-cell">
      <style:table-cell-properties fo:padding="0.0382in" fo:border-left="none" fo:border-right="none" fo:border-top="0.05pt solid #000000" fo:border-bottom="none"/>
    </style:style>
    <style:style style:name="MP1" style:family="paragraph" style:parent-style-name="Table_20_Contents">
      <style:paragraph-properties fo:text-align="end" style:justify-single-word="false"/>
      <style:text-properties fo:font-style="italic" fo:font-weight="bold" officeooo:rsid="0007eba3" officeooo:paragraph-rsid="0007eba3" style:font-style-asian="italic" style:font-weight-asian="bold" style:font-style-complex="italic" style:font-weight-complex="bold"/>
    </style:style>
    <style:style style:name="MP2" style:family="paragraph" style:parent-style-name="Table_20_Contents">
      <style:text-properties style:font-name="Futura Lt BT2" fo:font-size="10pt" officeooo:rsid="0002e642" officeooo:paragraph-rsid="0002e642" style:font-size-asian="10pt" style:font-size-complex="10pt"/>
    </style:style>
    <style:style style:name="MP3" style:family="paragraph" style:parent-style-name="Table_20_Contents">
      <style:paragraph-properties fo:text-align="center" style:justify-single-word="false"/>
      <style:text-properties style:font-name="Futura Lt BT2" fo:font-size="10pt" style:font-size-asian="10pt" style:font-size-complex="10pt"/>
    </style:style>
    <style:style style:name="MP4" style:family="paragraph" style:parent-style-name="Footer">
      <style:paragraph-properties fo:margin-left="-0.0071in" fo:margin-right="0.0346in" fo:text-align="center" style:justify-single-word="false" fo:text-indent="0in" style:auto-text-indent="false">
        <style:tab-stops>
          <style:tab-stop style:position="0in"/>
          <style:tab-stop style:position="4.1339in" style:type="center"/>
          <style:tab-stop style:position="8.2681in" style:type="right"/>
        </style:tab-stops>
      </style:paragraph-properties>
      <style:text-properties style:font-name="Futura Lt BT2" fo:font-size="10pt" fo:font-style="italic" fo:font-weight="normal" style:font-size-asian="10pt" style:font-style-asian="italic" style:font-weight-asian="normal" style:font-size-complex="10pt" style:font-style-complex="italic" style:font-weight-complex="normal"/>
    </style:style>
    <style:style style:name="MT1" style:family="text">
      <style:text-properties officeooo:rsid="0010fa30"/>
    </style:style>
    <style:style style:name="MT2" style:family="text">
      <style:text-properties officeooo:rsid="0006cc4f"/>
    </style:style>
    <style:style style:name="MT3" style:family="text">
      <style:text-properties fo:font-weight="bold" style:font-name-asian="Bitstream Vera Sans" style:font-weight-asian="bold" style:font-name-complex="Bitstream Vera Sans" style:font-weight-complex="bold"/>
    </style:style>
    <style:style style:name="MT4" style:family="text">
      <style:text-properties style:font-name-asian="Trebuchet MS" style:font-name-complex="Trebuchet MS"/>
    </style:style>
    <style:style style:name="MT5" style:family="text">
      <style:text-properties officeooo:rsid="0027bafd" style:font-name-asian="Trebuchet MS" style:font-name-complex="Trebuchet MS"/>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393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0402in" fo:margin-left="0in" fo:margin-right="0in" fo:margin-top="0in" style:dynamic-spacing="fals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able:table table:name="Table2" table:style-name="Table2">
          <table:table-column table:style-name="Table2.A"/>
          <table:table-row>
            <table:table-cell table:style-name="Table2.A1" office:value-type="string">
              <text:p text:style-name="MP1">PostgreSQL &amp; Java Tutorial – <text:span text:style-name="MT1">Guided exercises</text:span></text:p>
            </table:table-cell>
          </table:table-row>
        </table:table>
        <text:p text:style-name="Header"><draw:frame draw:style-name="Mfr1" draw:name="graphics2" text:anchor-type="paragraph" svg:x="0.0161in" svg:y="-0.4008in" svg:width="2.2102in" svg:height="0.7091in" draw:z-index="6"><draw:image xlink:href="Pictures/1000000000000546000001B1B1B3DACE5DA1FDBA.png" xlink:type="simple" xlink:show="embed" xlink:actuate="onLoad"/></draw:frame></text:p>
        <text:p text:style-name="Header"/>
      </style:header>
      <style:footer>
        <table:table table:name="Table1" table:style-name="Table1">
          <table:table-column table:style-name="Table1.A"/>
          <table:table-column table:style-name="Table1.B"/>
          <table:table-column table:style-name="Table1.C"/>
          <table:table-row>
            <table:table-cell table:style-name="Table1.A1" office:value-type="string">
              <text:p text:style-name="MP2">© Copyright 201<text:span text:style-name="MT2">7</text:span> 8Kdata Technology, S.L.</text:p>
            </table:table-cell>
            <table:table-cell table:style-name="Table1.B1" office:value-type="string">
              <text:p text:style-name="MP3"><text:date style:data-style-name="N76" text:date-value="2017-07-04T12:53:31.239773780" text:fixed="true">4 de julio de 2017</text:date></text:p>
            </table:table-cell>
            <table:table-cell table:style-name="Table1.C1" office:value-type="string">
              <text:p text:style-name="MP4"><text:span text:style-name="MT3">—</text:span><text:span text:style-name="MT4"> </text:span><text:span text:style-name="MT4"><text:page-number style:num-format="1" text:select-page="current">7</text:page-number></text:span><text:span text:style-name="MT4">/</text:span><text:span text:style-name="MT4"><text:page-count>7</text:page-count></text:span><text:span text:style-name="MT5"> </text:span><text:span text:style-name="MT3">—</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2:53:31.634332324</meta:creation-date>
    <meta:editing-duration>PT40M49S</meta:editing-duration>
    <meta:editing-cycles>8</meta:editing-cycles>
    <meta:generator>LibreOffice/5.3.0.3$Linux_X86_64 LibreOffice_project/7074905676c47b82bbcfbea1aeefc84afe1c50e1</meta:generator>
    <meta:initial-creator>Álvaro Hernández</meta:initial-creator>
    <dc:date>2017-07-05T08:52:43.081224807</dc:date>
    <dc:creator>Álvaro Hernández</dc:creator>
    <meta:document-statistic meta:table-count="2" meta:image-count="1" meta:object-count="0" meta:page-count="7" meta:paragraph-count="92" meta:word-count="2307" meta:character-count="14393" meta:non-whitespace-character-count="12180"/>
  </office:meta>
</office:document-meta>
</file>